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 I want you to think at a high level first on how we would </text:p>
      <text:p text:style-name="Standard"><text:s text:c="2"/>achieve this.</text:p>
      <text:p text:style-name="Standard"><text:s text:c="2"/>The app will run as a service eventually on port 3001. I will </text:p>
      <text:p text:style-name="Standard"><text:s text:c="2"/>give you more details details later.</text:p>
      <text:p text:style-name="Standard"><text:s text:c="2"/>The service needs to work like the electricity tokens apps in </text:p>
      <text:p text:style-name="Standard"><text:s text:c="2"/>terms of installation and upgrades etc.</text:p>
      <text:p text:style-name="Standard"><text:s text:c="2"/>However since there is no central server, there will be multiple</text:p>
      <text:p text:style-name="Standard"><text:s text:c="3"/>machines on the same network running the same codebase with own</text:p>
      <text:p text:style-name="Standard"><text:s text:c="3"/>databases.</text:p>
      <text:p text:style-name="Standard"><text:s text:c="2"/>We want all these to auto sync so essentially all of them </text:p>
      <text:p text:style-name="Standard"><text:s text:c="2"/>through independent have the same database. different users will</text:p>
      <text:p text:style-name="Standard"><text:s text:c="3"/>have access to different areas of the app.</text:p>
      <text:p text:style-name="Standard"><text:s text:c="2"/>the sync should be seamless and automatic with an option for </text:p>
      <text:p text:style-name="Standard"><text:s text:c="2"/>admin to force sync if necessary but the system should be able </text:p>
      <text:p text:style-name="Standard"><text:s text:c="2"/>to communicate with each other and do the updates.</text:p>
      <text:p text:style-name="Standard"><text:s text:c="2"/>Rephrase this and let me hear your thoughts.</text:p>
      <text:p text:style-name="Standard"/>
      <text:p text:style-name="Standard">✻ Thinking…</text:p>
      <text:p text:style-name="Standard"/>
      <text:p text:style-name="Standard"><text:s text:c="2"/>The user is describing a distributed multi-instance </text:p>
      <text:p text:style-name="Standard"><text:s text:c="2"/>synchronization system for this multi-business application. Let </text:p>
      <text:p text:style-name="Standard"><text:s text:c="2"/>me break down what they're asking for:</text:p>
      <text:p text:style-name="Standard"/>
      <text:p text:style-name="Standard"><text:s text:c="2"/>1. Service Deployment: The app will run as a service on port </text:p>
      <text:p text:style-name="Standard"><text:s text:c="2"/>3001 (like the electricity tokens app)</text:p>
      <text:p text:style-name="Standard"><text:s text:c="2"/>2. Distributed Architecture: Multiple machines on the same <text:s text:c="7"/></text:p>
      <text:p text:style-name="Standard"><text:s text:c="2"/>network, each running the same codebase with their own local <text:s text:c="5"/></text:p>
      <text:p text:style-name="Standard"><text:s text:c="2"/>databases</text:p>
      <text:p text:style-name="Standard"><text:s text:c="2"/>3. Auto-Synchronization: All instances should automatically sync <text:s/></text:p>
      <text:p text:style-name="Standard"><text:s text:c="3"/>to maintain data consistency across all nodes</text:p>
      <text:p text:style-name="Standard"><text:s text:c="2"/>4. Seamless Operation: Users shouldn't notice the distributed <text:s text:c="4"/></text:p>
      <text:p text:style-name="Standard"><text:s text:c="2"/>nature - it should feel like one unified system</text:p>
      <text:p text:style-name="Standard"><text:s text:c="2"/>5. Admin Controls: Option for manual sync triggering when needed <text:s/></text:p>
      <text:p text:style-name="Standard"><text:s text:c="2"/>6. Network Discovery: Instances need to discover and communicate <text:s/></text:p>
      <text:p text:style-name="Standard"><text:s text:c="3"/>with each other automatically</text:p>
      <text:p text:style-name="Standard"/>
      <text:p text:style-name="Standard"><text:s text:c="2"/>This is essentially asking for a peer-to-peer distributed <text:s text:c="8"/></text:p>
      <text:p text:style-name="Standard"><text:s text:c="2"/>database synchronization system. Let me think through the <text:s text:c="8"/></text:p>
      <text:p text:style-name="Standard"><text:s text:c="2"/>high-level architecture and challenges:</text:p>
      <text:p text:style-name="Standard"/>
      <text:p text:style-name="Standard"><text:s text:c="2"/>Key Components Needed:</text:p>
      <text:p text:style-name="Standard"><text:s text:c="2"/>1. Service Discovery: How instances find each other on the <text:s text:c="7"/></text:p>
      <text:p text:style-name="Standard"><text:s text:c="2"/>network</text:p>
      <text:p text:style-name="Standard"><text:s text:c="2"/>2. Conflict Resolution: How to handle concurrent edits on <text:s text:c="8"/></text:p>
      <text:p text:style-name="Standard"><text:s text:c="2"/>different nodes</text:p>
      <text:p text:style-name="Standard"><text:s text:c="2"/>3. Data Synchronization Protocol: How changes propagate between <text:s text:c="2"/></text:p>
      <text:p text:style-name="Standard"><text:s text:c="2"/>nodes</text:p>
      <text:p text:style-name="Standard"><text:s text:c="2"/>4. Network Communication: REST APIs or real-time protocols for <text:s text:c="3"/></text:p>
      <text:p text:style-name="Standard"><text:s text:c="2"/>sync</text:p>
      <text:p text:style-name="Standard"><text:soft-page-break/><text:s text:c="2"/>5. Change Tracking: Database-level change detection and </text:p>
      <text:p text:style-name="Standard"><text:s text:c="2"/>versioning</text:p>
      <text:p text:style-name="Standard"><text:s text:c="2"/>6. Health Monitoring: Detecting when nodes go offline/online <text:s text:c="5"/></text:p>
      <text:p text:style-name="Standard"/>
      <text:p text:style-name="Standard"><text:s text:c="2"/>Architecture Approaches:</text:p>
      <text:p text:style-name="Standard"><text:s text:c="2"/>1. Master-Slave: One primary node, others replicate from it <text:s text:c="6"/></text:p>
      <text:p text:style-name="Standard"><text:s text:c="2"/>2. Multi-Master: All nodes can accept writes, with conflict <text:s text:c="6"/></text:p>
      <text:p text:style-name="Standard"><text:s text:c="2"/>resolution</text:p>
      <text:p text:style-name="Standard"><text:s text:c="2"/>3. Event Sourcing: All changes as events that replay across <text:s text:c="6"/></text:p>
      <text:p text:style-name="Standard"><text:s text:c="2"/>nodes</text:p>
      <text:p text:style-name="Standard"><text:s text:c="2"/>4. CRDT (Conflict-free Replicated Data Types): Mathematical <text:s text:c="6"/></text:p>
      <text:p text:style-name="Standard"><text:s text:c="2"/>approach to conflict-free merging</text:p>
      <text:p text:style-name="Standard"/>
      <text:p text:style-name="Standard"><text:s text:c="2"/>Implementation Strategies:</text:p>
      <text:p text:style-name="Standard"><text:s text:c="2"/>1. Database-Level: Use PostgreSQL logical replication or similar <text:s/></text:p>
      <text:p text:style-name="Standard"><text:s text:c="2"/>2. Application-Level: Custom sync logic in the Node.js app <text:s text:c="7"/></text:p>
      <text:p text:style-name="Standard"><text:s text:c="2"/>3. Hybrid: Database triggers + application orchestration</text:p>
      <text:p text:style-name="Standard"/>
      <text:p text:style-name="Standard"><text:s text:c="2"/>Challenges:</text:p>
      <text:p text:style-name="Standard"><text:s text:c="2"/>1. Network Partitions: What happens when nodes can't </text:p>
      <text:p text:style-name="Standard"><text:s text:c="2"/>communicate?</text:p>
      <text:p text:style-name="Standard"/>
      <text:p text:style-name="Standard"><text:s text:c="2"/>2. Conflict Resolution: Handling simultaneous record edits <text:s text:c="7"/></text:p>
      <text:p text:style-name="Standard"><text:s text:c="2"/>requires sophisticated merging strategies</text:p>
      <text:p text:style-name="Standard"><text:s text:c="2"/>3. Performance Trade-offs: Synchronization must balance </text:p>
      <text:p text:style-name="Standard"><text:s text:c="2"/>real-time responsiveness with system overhead</text:p>
      <text:p text:style-name="Standard"><text:s text:c="2"/>4. Security Considerations: Implementing robust authentication <text:s text:c="3"/></text:p>
      <text:p text:style-name="Standard"><text:s text:c="2"/>for distributed node communication</text:p>
      <text:p text:style-name="Standard"><text:s text:c="2"/>5. Data Integrity: Ensuring consistent state across all network <text:s text:c="2"/></text:p>
      <text:p text:style-name="Standard"><text:s text:c="2"/>nodes</text:p>
      <text:p text:style-name="Standard"/>
      <text:p text:style-name="Standard"><text:s text:c="2"/>I'll focus on developing a robust, secure, and efficient </text:p>
      <text:p text:style-name="Standard"><text:s text:c="2"/>synchronization mechanism that addresses these complex </text:p>
      <text:p text:style-name="Standard"><text:s text:c="2"/>distributed system challenges.</text:p>
      <text:p text:style-name="Standard"/>
      <text:p text:style-name="Standard">● Let me rephrase your vision and share my thoughts on this</text:p>
      <text:p text:style-name="Standard"><text:s text:c="2"/>distributed synchronization architecture:</text:p>
      <text:p text:style-name="Standard"/>
      <text:p text:style-name="Standard"><text:s text:c="2"/>Your Vision (Rephrased)</text:p>
      <text:p text:style-name="Standard"/>
      <text:p text:style-name="Standard"><text:s text:c="2"/>You want to create a distributed peer-to-peer business </text:p>
      <text:p text:style-name="Standard"><text:s text:c="2"/>management system where:</text:p>
      <text:p text:style-name="Standard"/>
      <text:p text:style-name="Standard"><text:s text:c="2"/>1. Multiple Independent Nodes: Each machine runs the complete <text:s text:c="4"/></text:p>
      <text:p text:style-name="Standard"><text:s text:c="2"/>application stack (Node.js + PostgreSQL) as a service on port <text:s text:c="4"/></text:p>
      <text:p text:style-name="Standard"><text:s text:c="2"/>3001</text:p>
      <text:p text:style-name="Standard"><text:s text:c="2"/>2. Local-First Architecture: Each instance operates</text:p>
      <text:p text:style-name="Standard"><text:s text:c="2"/>independently with its own database, ensuring performance and <text:s text:c="4"/></text:p>
      <text:p text:style-name="Standard"><text:s text:c="2"/>offline capability</text:p>
      <text:p text:style-name="Standard"><text:soft-page-break/><text:s text:c="2"/>3. Automatic Network Sync: All nodes on the same network</text:p>
      <text:p text:style-name="Standard"><text:s text:c="2"/>automatically discover each other and maintain synchronized <text:s text:c="6"/></text:p>
      <text:p text:style-name="Standard"><text:s text:c="2"/>databases</text:p>
      <text:p text:style-name="Standard"><text:s text:c="2"/>4. Transparent User Experience: Users interact with any node <text:s text:c="5"/></text:p>
      <text:p text:style-name="Standard"><text:s text:c="2"/>as if it's a single centralized system</text:p>
      <text:p text:style-name="Standard"><text:s text:c="2"/>5. Administrative Controls: Admins can monitor sync status and <text:s text:c="3"/></text:p>
      <text:p text:style-name="Standard"><text:s text:c="3"/>force synchronization when needed</text:p>
      <text:p text:style-name="Standard"><text:s text:c="2"/>6. Installation/Upgrade Model: Similar deployment pattern to <text:s text:c="5"/></text:p>
      <text:p text:style-name="Standard"><text:s text:c="2"/>your electricity tokens app</text:p>
      <text:p text:style-name="Standard"/>
      <text:p text:style-name="Standard"><text:s text:c="2"/>High-Level Architecture Thoughts</text:p>
      <text:p text:style-name="Standard"/>
      <text:p text:style-name="Standard"><text:s text:c="2"/>Core Synchronization Strategy</text:p>
      <text:p text:style-name="Standard"/>
      <text:p text:style-name="Standard"><text:s text:c="2"/>I'd recommend a multi-master event-sourcing approach:</text:p>
      <text:p text:style-name="Standard"/>
      <text:p text:style-name="Standard"><text:s text:c="2"/>1. Change Event Capture: Every database operation generates a <text:s text:c="4"/></text:p>
      <text:p text:style-name="Standard"><text:s text:c="2"/>timestamped event with node ID</text:p>
      <text:p text:style-name="Standard"><text:s text:c="2"/>2. Peer Discovery: Nodes broadcast presence on local network <text:s text:c="5"/></text:p>
      <text:p text:style-name="Standard"><text:s text:c="2"/>(UDP multicast or mDNS)</text:p>
      <text:p text:style-name="Standard"><text:s text:c="2"/>3. Bidirectional Sync: Each node maintains sync connections <text:s text:c="6"/></text:p>
      <text:p text:style-name="Standard"><text:s text:c="2"/>with all discovered peers</text:p>
      <text:p text:style-name="Standard"><text:s text:c="2"/>4. Conflict Resolution: Last-write-wins with timestamp + node <text:s text:c="4"/></text:p>
      <text:p text:style-name="Standard"><text:s text:c="2"/>priority, or business-rule-based resolution</text:p>
      <text:p text:style-name="Standard"><text:s text:c="2"/>5. Health Monitoring: Automatic retry and reconnection when <text:s text:c="6"/></text:p>
      <text:p text:style-name="Standard"><text:s text:c="2"/>nodes go offline/online</text:p>
      <text:p text:style-name="Standard"/>
      <text:p text:style-name="Standard"><text:s text:c="2"/>Technical Implementation Layers</text:p>
      <text:p text:style-name="Standard"/>
      <text:p text:style-name="Standard"><text:s text:c="2"/>1. Service Discovery Layer: Auto-detect other instances via <text:s text:c="6"/></text:p>
      <text:p text:style-name="Standard"><text:s text:c="2"/>network broadcast</text:p>
      <text:p text:style-name="Standard"><text:s text:c="2"/>2. Sync Engine: Background service handling data replication <text:s text:c="5"/></text:p>
      <text:p text:style-name="Standard"><text:s text:c="2"/>3. Conflict Resolution: Deterministic rules for handling</text:p>
      <text:p text:style-name="Standard"><text:s text:c="2"/>concurrent edits</text:p>
      <text:p text:style-name="Standard"><text:s text:c="2"/>4. Change Tracking: Database triggers or application-level <text:s text:c="7"/></text:p>
      <text:p text:style-name="Standard"><text:s text:c="2"/>change logs</text:p>
      <text:p text:style-name="Standard"><text:s text:c="2"/>5. Network Communication: WebSocket or HTTP-based sync</text:p>
      <text:p text:style-name="Standard"><text:s text:c="2"/>protocols</text:p>
      <text:p text:style-name="Standard"><text:s text:c="2"/>6. Admin Dashboard: Sync status monitoring and manual controls <text:s text:c="3"/></text:p>
      <text:p text:style-name="Standard"/>
      <text:p text:style-name="Standard"><text:s text:c="2"/>Key Benefits of This Approach</text:p>
      <text:p text:style-name="Standard"/>
      <text:p text:style-name="Standard"><text:s text:c="2"/>- High Availability: System works even if individual nodes <text:s text:c="7"/></text:p>
      <text:p text:style-name="Standard"><text:s text:c="2"/>fail</text:p>
      <text:p text:style-name="Standard"><text:s text:c="2"/>- Performance: Local database queries with background sync <text:s text:c="7"/></text:p>
      <text:p text:style-name="Standard"><text:s text:c="2"/>- Scalability: Add more nodes for load distribution</text:p>
      <text:p text:style-name="Standard"><text:s text:c="2"/>- Network Efficiency: Only changes sync, not full database <text:s text:c="7"/></text:p>
      <text:p text:style-name="Standard"><text:s text:c="2"/>copies</text:p>
      <text:p text:style-name="Standard"><text:s text:c="2"/>- Business Continuity: Partial network failures don't stop <text:s text:c="7"/></text:p>
      <text:p text:style-name="Standard"><text:soft-page-break/><text:s text:c="2"/>operations</text:p>
      <text:p text:style-name="Standard"/>
      <text:p text:style-name="Standard"><text:s text:c="2"/>Main Challenges to Solve</text:p>
      <text:p text:style-name="Standard"/>
      <text:p text:style-name="Standard"><text:s text:c="2"/>1. Conflict Resolution: How to handle simultaneous edits to <text:s text:c="6"/></text:p>
      <text:p text:style-name="Standard"><text:s text:c="2"/>same record</text:p>
      <text:p text:style-name="Standard"><text:s text:c="2"/>2. Network Partitions: Maintaining consistency during</text:p>
      <text:p text:style-name="Standard"><text:s text:c="2"/>connectivity issues</text:p>
      <text:p text:style-name="Standard"><text:s text:c="2"/>3. Initial Data Load: How new nodes get full dataset when</text:p>
      <text:p text:style-name="Standard"><text:s text:c="2"/>joining</text:p>
      <text:p text:style-name="Standard"><text:s text:c="2"/>4. Security: Ensuring only authorized nodes can join sync</text:p>
      <text:p text:style-name="Standard"><text:s text:c="2"/>network</text:p>
      <text:p text:style-name="Standard"><text:s text:c="2"/>5. Performance: Minimizing sync overhead during peak usage <text:s text:c="7"/></text:p>
      <text:p text:style-name="Standard"/>
      <text:p text:style-name="Standard"><text:s text:c="2"/>Would you like me to dive deeper into any of these aspects, or <text:s text:c="3"/></text:p>
      <text:p text:style-name="Standard"><text:s text:c="3"/>shall we start with a specific component like service</text:p>
      <text:p text:style-name="Standard"><text:s text:c="2"/>discovery or change tracking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13:32:50.771000000</meta:creation-date>
    <dc:date>2025-09-15T13:33:20.256000000</dc:date>
    <meta:editing-duration>PT29S</meta:editing-duration>
    <meta:editing-cycles>1</meta:editing-cycles>
    <meta:document-statistic meta:table-count="0" meta:image-count="0" meta:object-count="0" meta:page-count="4" meta:paragraph-count="139" meta:word-count="860" meta:character-count="6452" meta:non-whitespace-character-count="5167"/>
    <meta:generator>LibreOffice/24.2.4.2$Windows_X86_64 LibreOffice_project/51a6219feb6075d9a4c46691dcfe0cd9c4fff3c2</meta:generator>
  </office:meta>
</office:document-meta>
</file>